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Jupyter.nuigalway.ie</text:p>
      <text:p text:style-name="Normal">Username: p16100098</text:p>
      <text:p text:style-name="Normal">Password:16100098</text:p>
      <text:p text:style-name="Normal"/>
      <text:p text:style-name="Normal"/>
      <text:p text:style-name="Normal">Conda create –n testenv python=3.6 anaconda</text:p>
      <text:p text:style-name="Normal"/>
      <text:p text:style-name="Normal"/>
      <text:p text:style-name="Normal">testenv=name=arbitrary</text:p>
      <text:p text:style-name="Normal">-n=new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ack</meta:initial-creator>
    <dc:creator>Jack</dc:creator>
    <meta:creation-date>2018-09-12T09:14:00Z</meta:creation-date>
    <dc:date>2018-09-12T09:51:00Z</dc:date>
    <meta:template xlink:href="Normal" xlink:type="simple"/>
    <meta:editing-cycles>1</meta:editing-cycles>
    <meta:editing-duration>PT2220S</meta:editing-duration>
    <meta:document-statistic meta:page-count="1" meta:paragraph-count="1" meta:word-count="20" meta:character-count="136" meta:row-count="1" meta:non-whitespace-character-count="117"/>
  </office:meta>
</office:document-meta>
</file>